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D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AF_M2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MST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5016.42875" table:style-name="ce1">
            <text:p>5016.42875</text:p>
          </table:table-cell>
          <table:table-cell office:value-type="float" office:value="12.30785" table:style-name="ce1">
            <text:p>12.3078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3.65" table:style-name="ce1">
            <text:p>3.65</text:p>
          </table:table-cell>
          <table:table-cell office:value-type="float" office:value="3648.3589000000002" table:style-name="ce1">
            <text:p>3648.3589</text:p>
          </table:table-cell>
          <table:table-cell office:value-type="float" office:value="10.73315" table:style-name="ce1">
            <text:p>10.7331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.93" table:style-name="ce1">
            <text:p>3.93</text:p>
          </table:table-cell>
          <table:table-cell office:value-type="float" office:value="3925.3332500000001" table:style-name="ce1">
            <text:p>3925.33325</text:p>
          </table:table-cell>
          <table:table-cell office:value-type="float" office:value="10.8614" table:style-name="ce1">
            <text:p>10.861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.71" table:style-name="ce1">
            <text:p>4.71</text:p>
          </table:table-cell>
          <table:table-cell office:value-type="float" office:value="4705.2685000000001" table:style-name="ce1">
            <text:p>4705.2685</text:p>
          </table:table-cell>
          <table:table-cell office:value-type="float" office:value="10.9785" table:style-name="ce1">
            <text:p>10.978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6.12" table:style-name="ce1">
            <text:p>6.12</text:p>
          </table:table-cell>
          <table:table-cell office:value-type="float" office:value="6118.4251000000004" table:style-name="ce1">
            <text:p>6118.4251</text:p>
          </table:table-cell>
          <table:table-cell office:value-type="float" office:value="15.751799999999999" table:style-name="ce1">
            <text:p>15.751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5.61" table:style-name="ce1">
            <text:p>5.61</text:p>
          </table:table-cell>
          <table:table-cell office:value-type="float" office:value="5614.2330499999998" table:style-name="ce1">
            <text:p>5614.23305</text:p>
          </table:table-cell>
          <table:table-cell office:value-type="float" office:value="13.30495" table:style-name="ce1">
            <text:p>13.3049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5109.9443499999998" table:style-name="ce1">
            <text:p>5109.94435</text:p>
          </table:table-cell>
          <table:table-cell office:value-type="float" office:value="13.88435" table:style-name="ce1">
            <text:p>13.8843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4975.8569500000003" table:style-name="ce1">
            <text:p>4975.85695</text:p>
          </table:table-cell>
          <table:table-cell office:value-type="float" office:value="13.09225" table:style-name="ce1">
            <text:p>13.0922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.46" table:style-name="ce1">
            <text:p>5.46</text:p>
          </table:table-cell>
          <table:table-cell office:value-type="float" office:value="5464.5280000000002" table:style-name="ce1">
            <text:p>5464.528</text:p>
          </table:table-cell>
          <table:table-cell office:value-type="float" office:value="16.9224" table:style-name="ce1">
            <text:p>16.9224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5.55" table:style-name="ce1">
            <text:p>5.55</text:p>
          </table:table-cell>
          <table:table-cell office:value-type="float" office:value="5551.9511499999999" table:style-name="ce1">
            <text:p>5551.95115</text:p>
          </table:table-cell>
          <table:table-cell office:value-type="float" office:value="14.93085" table:style-name="ce1">
            <text:p>14.9308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5.72" table:style-name="ce1">
            <text:p>5.72</text:p>
          </table:table-cell>
          <table:table-cell office:value-type="float" office:value="5723.8487500000001" table:style-name="ce1">
            <text:p>5723.84875</text:p>
          </table:table-cell>
          <table:table-cell office:value-type="float" office:value="16.129000000000001" table:style-name="ce1">
            <text:p>16.12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5.87" table:style-name="ce1">
            <text:p>5.87</text:p>
          </table:table-cell>
          <table:table-cell office:value-type="float" office:value="5869.6974499999997" table:style-name="ce1">
            <text:p>5869.69745</text:p>
          </table:table-cell>
          <table:table-cell office:value-type="float" office:value="15.78145" table:style-name="ce1">
            <text:p>15.78145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tiago</meta:initial-creator>
    <dc:creator>Tiago Olivoto</dc:creator>
    <meta:creation-date>2022-06-08T16:35:14Z</meta:creation-date>
    <dc:date>2022-06-08T20:03:36Z</dc:date>
  </office:meta>
</office:document-meta>
</file>